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MFile.setLast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.RAMFile( RAM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.addBuffer(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AMFile.getSizeIn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MFile.newBuff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.RAM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MFile.setLength( long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.getBuffe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.numBuff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